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solid" draw:fill-color="#b5e087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7ed2ed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solid" draw:fill-color="#edc4e3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25cm" fo:min-width="0.298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.5cm" svg:height="2.001cm" draw:transform="rotate (1.5707963267949) translate (8.889cm 17.042cm)">
            <text:p/>
          </draw:rect>
          <draw:ellipse draw:style-name="gr2" draw:text-style-name="P2" draw:layer="layout" svg:width="0.994cm" svg:height="1.001cm" draw:transform="rotate (1.5707963267949) translate (9.388cm 17.538cm)" draw:kind="section" draw:start-angle="269.79" draw:end-angle="90.18">
            <text:p/>
          </draw:ellipse>
          <draw:polygon draw:style-name="gr3" draw:text-style-name="P3" draw:layer="layout" svg:width="1.999cm" svg:height="0.999cm" svg:x="8.889cm" svg:y="14.546cm" svg:viewBox="0 0 2000 1000" draw:points="0,1000 2000,1000 1000,0">
            <text:p/>
          </draw:polygon>
          <draw:circle draw:style-name="gr4" draw:text-style-name="P4" draw:layer="layout" svg:width="1.001cm" svg:height="1.001cm" draw:transform="rotate (1.5707963267949) translate (9.388cm 17.543cm)" draw:kind="arc" draw:start-angle="269.87" draw:end-angle="89.12">
            <text:p/>
          </draw:circle>
          <draw:polyline draw:style-name="gr5" draw:text-style-name="P5" draw:layer="layout" svg:width="1.999cm" svg:height="2.498cm" svg:x="8.889cm" svg:y="14.546cm" svg:viewBox="0 0 2000 2499" draw:points="499,2499 0,2499 0,1000 1000,0 2000,1000 2000,2499 1499,2499">
            <text:p/>
          </draw:polyline>
          <draw:line draw:style-name="gr6" draw:text-style-name="P4" draw:layer="layout" svg:x1="8.689cm" svg:y1="15.546cm" svg:x2="8.689cm" svg:y2="14.546cm">
            <text:p/>
          </draw:line>
          <draw:frame draw:style-name="gr7" draw:text-style-name="P7" draw:layer="layout" svg:width="1.289cm" svg:height="0.624cm" svg:x="7.55cm" svg:y="14.759cm">
            <draw:text-box>
              <text:p text:style-name="P6"><text:span text:style-name="T1">4 cm</text:span></text:p>
            </draw:text-box>
          </draw:frame>
          <draw:line draw:style-name="gr8" draw:text-style-name="P4" draw:layer="layout" svg:x1="8.388cm" svg:y1="14.546cm" svg:x2="10.14cm" svg:y2="14.546cm">
            <text:p/>
          </draw:line>
          <draw:line draw:style-name="gr8" draw:text-style-name="P4" draw:layer="layout" svg:x1="8.388cm" svg:y1="15.543cm" svg:x2="8.889cm" svg:y2="15.543cm">
            <text:p/>
          </draw:line>
          <draw:line draw:style-name="gr6" draw:text-style-name="P4" draw:layer="layout" svg:x1="8.689cm" svg:y1="17.042cm" svg:x2="8.689cm" svg:y2="15.543cm">
            <text:p/>
          </draw:line>
          <draw:frame draw:style-name="gr7" draw:text-style-name="P7" draw:layer="layout" svg:width="1.289cm" svg:height="0.624cm" svg:x="7.55cm" svg:y="16.007cm">
            <draw:text-box>
              <text:p text:style-name="P6"><text:span text:style-name="T1">6 cm</text:span></text:p>
            </draw:text-box>
          </draw:frame>
          <draw:line draw:style-name="gr8" draw:text-style-name="P4" draw:layer="layout" svg:x1="8.388cm" svg:y1="17.043cm" svg:x2="8.889cm" svg:y2="17.043cm">
            <text:p/>
          </draw:line>
          <draw:line draw:style-name="gr6" draw:text-style-name="P4" draw:layer="layout" svg:x1="10.889cm" svg:y1="15.543cm" svg:x2="8.889cm" svg:y2="15.543cm">
            <text:p/>
          </draw:line>
          <draw:line draw:style-name="gr8" draw:text-style-name="P4" draw:layer="layout" svg:x1="9.388cm" svg:y1="17.544cm" svg:x2="9.388cm" svg:y2="17.043cm">
            <text:p/>
          </draw:line>
          <draw:line draw:style-name="gr8" draw:text-style-name="P4" draw:layer="layout" svg:x1="10.388cm" svg:y1="17.544cm" svg:x2="10.388cm" svg:y2="17.043cm">
            <text:p/>
          </draw:line>
          <draw:frame draw:style-name="gr7" draw:text-style-name="P7" draw:layer="layout" svg:width="1.289cm" svg:height="0.624cm" svg:x="9.247cm" svg:y="15.594cm">
            <draw:text-box>
              <text:p text:style-name="P6"><text:span text:style-name="T1">8 cm</text:span></text:p>
            </draw:text-box>
          </draw:frame>
          <draw:line draw:style-name="gr6" draw:text-style-name="P4" draw:layer="layout" svg:x1="10.388cm" svg:y1="17.245cm" svg:x2="9.388cm" svg:y2="17.245cm">
            <text:p/>
          </draw:line>
          <draw:frame draw:style-name="gr7" draw:text-style-name="P7" draw:layer="layout" svg:width="1.289cm" svg:height="0.624cm" svg:x="9.247cm" svg:y="17.294cm">
            <draw:text-box>
              <text:p text:style-name="P6"><text:span text:style-name="T1">4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44:36.580529418</dc:date>
    <meta:editing-duration>PT13M37S</meta:editing-duration>
    <meta:editing-cycles>11</meta:editing-cycles>
    <meta:generator>LibreOffice/5.2.7.2$Linux_X86_64 LibreOffice_project/20m0$Build-2</meta:generator>
    <meta:document-statistic meta:object-count="19"/>
  </office:meta>
</office:document-meta>
</file>